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6.59pt"/>
    </style:style>
    <style:style style:name="co3" style:family="table-column">
      <style:table-column-properties fo:break-before="auto" style:column-width="31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>
            <text:p>Robot1: driveAround-strategy time_sum 48.802000</text:p>
          </table:table-cell>
          <table:table-cell office:value-type="string" calcext:value-type="string">
            <text:p>Robot 1: stop-strategy time_sum 43.904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bot2: driveAround-Strategy time_sum 49.202000</text:p>
          </table:table-cell>
          <table:table-cell office:value-type="string" calcext:value-type="string">
            <text:p>Robot 2: stop-strategy time_sum 47.203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bot3: driveAround-strategy time_sum 45.202000</text:p>
          </table:table-cell>
          <table:table-cell office:value-type="string" calcext:value-type="string">
            <text:p>Robot 3: stop-Sstrategy time_sum 44.10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bot4: driveAround-strategy time_sum 79.601000</text:p>
          </table:table-cell>
          <table:table-cell office:value-type="string" calcext:value-type="string">
            <text:p>Robot 4: stop-strategy time_sum 52.60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5:45:23.605416291</meta:creation-date>
    <dc:date>2020-02-20T15:49:35.493347999</dc:date>
    <meta:editing-duration>PT4M12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